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e52" officeooo:paragraph-rsid="000eee52"/>
    </style:style>
    <style:style style:name="P2" style:family="paragraph" style:parent-style-name="Standard">
      <style:text-properties fo:color="#c9211e" fo:font-size="18pt" fo:font-style="italic" style:text-underline-style="solid" style:text-underline-width="auto" style:text-underline-color="font-color" fo:font-weight="bold" officeooo:rsid="000eee52" officeooo:paragraph-rsid="000eee52" fo:background-color="#ffff00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color="#c9211e" fo:font-size="12pt" fo:font-style="italic" style:text-underline-style="solid" style:text-underline-width="auto" style:text-underline-color="font-color" fo:font-weight="bold" officeooo:rsid="000eee52" officeooo:paragraph-rsid="000eee52" fo:background-color="#ffff00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c9211e" fo:font-size="12pt" fo:font-style="normal" style:text-underline-style="none" fo:font-weight="normal" officeooo:rsid="00120d7a" officeooo:paragraph-rsid="000eee5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fo:font-size="12pt" fo:font-style="normal" style:text-underline-style="none" fo:font-weight="normal" officeooo:rsid="00123cd9" officeooo:paragraph-rsid="00123cd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fo:font-size="12pt" fo:font-style="normal" style:text-underline-style="none" fo:font-weight="normal" officeooo:rsid="00125e02" officeooo:paragraph-rsid="00125e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officeooo:rsid="001122d5" officeooo:paragraph-rsid="001122d5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20d7a"/>
    </style:style>
    <style:style style:name="T4" style:family="text">
      <style:text-properties fo:background-color="#000000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/>
      <text:p text:style-name="P1">Clase 5 – 12/05/2021</text:p>
      <text:p text:style-name="P1"/>
      <text:p text:style-name="P2">Fecha de Parcial – 3 de Mayo</text:p>
      <text:p text:style-name="P3">- 2 ejercicios</text:p>
      <text:p text:style-name="P3">- 1 con Diagramas de Flujo y P<text:span text:style-name="T3">s</text:span>eudocodigo y Codigo</text:p>
      <text:p text:style-name="P4"/>
      <text:p text:style-name="P5">Enviroment.Exit(0); → te saca del programa</text:p>
      <text:p text:style-name="P5"/>
      <text:p text:style-name="P6">Acumuladores y Contadores</text:p>
      <text:p text:style-name="P6"/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9:01:44.737287903</meta:creation-date>
    <dc:date>2021-04-12T21:49:43.982431066</dc:date>
    <meta:editing-duration>PT6M4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7" meta:word-count="33" meta:character-count="199" meta:non-whitespace-character-count="170"/>
  </office:meta>
</office:document-meta>
</file>